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9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8.9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2pt"/>
    </style:style>
    <style:style style:name="P2" style:family="paragraph">
      <loext:graphic-properties draw:fill="none"/>
      <style:text-properties fo:font-size="12pt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T1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cc33" fo:font-weight="bold" style:font-weight-asian="bold" style:font-weight-complex="bold"/>
    </style:style>
    <style:style style:name="T3" style:family="text">
      <style:text-properties fo:color="#cc9900"/>
    </style:style>
    <style:style style:name="T4" style:family="text">
      <style:text-properties fo:color="#00cccc"/>
    </style:style>
    <style:style style:name="T5" style:family="text">
      <style:text-properties fo:color="#00cccc"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cc33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7.536cm" svg:height="20.714cm" svg:x="0.318cm" svg:y="0.286cm">
          <draw:text-box>
            <text:p><text:span text:style-name="T1">*** Settings ***</text:span></text:p>
            <text:p text:style-name="P1"/>
            <text:p text:style-name="P1"><text:span text:style-name="T2">Metadata</text:span> <text:tab/><text:tab/><text:span text:style-name="T3">Version <text:s text:c="10"/></text:span><text:span text:style-name="T3"><text:tab/></text:span><text:span text:style-name="T3">1.0</text:span></text:p>
            <text:p text:style-name="P1"><text:span text:style-name="T3">...</text:span><text:span text:style-name="T3"><text:tab/></text:span><text:span text:style-name="T3"> <text:s text:c="6"/></text:span><text:span text:style-name="T3"><text:tab/></text:span><text:span text:style-name="T3"><text:tab/></text:span><text:span text:style-name="T3">More Info <text:s text:c="8"/></text:span><text:span text:style-name="T3"><text:tab/></text:span><text:span text:style-name="T3">For more information about Robot Framework see http://robotframework.org</text:span></text:p>
            <text:p text:style-name="P1"><text:span text:style-name="T3">... <text:s text:c="12"/></text:span><text:span text:style-name="T3"><text:tab/></text:span><text:span text:style-name="T3"><text:tab/></text:span><text:span text:style-name="T3">Author <text:s text:c="11"/></text:span><text:span text:style-name="T3"><text:tab/></text:span><text:span text:style-name="T3">Payal Jain </text:span></text:p>
            <text:p text:style-name="P1"><text:span text:style-name="T3">... <text:s text:c="12"/></text:span><text:span text:style-name="T3"><text:tab/></text:span><text:span text:style-name="T3"><text:tab/></text:span><text:span text:style-name="T3">Date <text:s text:c="13"/></text:span><text:span text:style-name="T3"><text:tab/></text:span><text:span text:style-name="T3">19 Dec 2016 <text:s/></text:span></text:p>
            <text:p text:style-name="P1"><text:span text:style-name="T3">...</text:span><text:span text:style-name="T3"><text:tab/></text:span><text:span text:style-name="T3"> <text:s text:c="7"/></text:span><text:span text:style-name="T3"><text:tab/></text:span><text:span text:style-name="T3"><text:tab/></text:span><text:span text:style-name="T3">Executed At <text:s/></text:span><text:span text:style-name="T3"><text:tab/></text:span><text:span text:style-name="T3">${HOST}</text:span></text:p>
            <text:p text:style-name="P1"><text:span text:style-name="T3">...</text:span><text:span text:style-name="T3"><text:tab/></text:span><text:span text:style-name="T3"><text:tab/></text:span><text:span text:style-name="T3"><text:tab/></text:span><text:span text:style-name="T3"><text:tab/></text:span><text:span text:style-name="T3">Test Framework <text:s text:c="3"/></text:span><text:span text:style-name="T3"><text:tab/></text:span><text:span text:style-name="T3">Robot Framework Python</text:span></text:p>
            <text:p text:style-name="P1"/>
            <text:p text:style-name="P1"><text:span text:style-name="T2">Documentation</text:span> <text:s text:c="2"/><text:tab/>A test suite with tests for configuring BGP.</text:p>
            <text:p text:style-name="P1"/>
            <text:p text:style-name="P1">... <text:s text:c="12"/><text:tab/><text:tab/>Topology:-</text:p>
            <text:p text:style-name="P1">... <text:s text:c="24"/><text:tab/> __________________________</text:p>
            <text:p text:style-name="P1">... <text:s text:c="23"/><text:tab/>| <text:s text:c="20"/><text:tab/><text:tab/><text:tab/>|<text:tab/></text:p>
            <text:p text:style-name="P1"><text:s text:c="24"/><text:tab/>| <text:s text:c="22"/>R1 <text:s text:c="14"/>AS2 <text:s/><text:tab/>| </text:p>
            <text:p text:style-name="P1">... <text:s text:c="23"/><text:tab/>| <text:s text:c="11"/><text:tab/> <text:s text:c="2"/>/ <text:s text:c="2"/>\ <text:s text:c="9"/><text:tab/><text:tab/>|</text:p>
            <text:p text:style-name="P1">... <text:s text:c="22"/><text:tab/>| <text:s text:c="20"/>/ <text:s text:c="6"/>\ <text:s text:c="8"/><text:tab/><text:tab/>|</text:p>
            <text:p text:style-name="P1">... <text:s text:c="21"/><text:tab/>| <text:s text:c="16"/>R2 <text:s text:c="5"/>R3 <text:s text:c="4"/><text:tab/><text:tab/>|</text:p>
            <text:p text:style-name="P1">... <text:s text:c="23"/><text:tab/>|<text:tab/><text:tab/>|<text:tab/>| <text:tab/><text:tab/>|</text:p>
            <text:p text:style-name="P1"><text:tab/><text:tab/><text:tab/><text:tab/>|__________<text:tab/>|_____|__________| <text:s text:c="3"/></text:p>
            <text:p text:style-name="P1"><text:tab/><text:tab/><text:tab/><text:tab/>__________ | <text:s text:c="2"/><text:tab/>|__________<text:tab/></text:p>
            <text:p text:style-name="P1">... <text:s text:c="27"/><text:tab/>| <text:s text:c="2"/>AS1 <text:s text:c="4"/><text:tab/>| <text:s text:c="2"/><text:tab/>| <text:s text:c="11"/>AS3 <text:tab/>|</text:p>
            <text:p text:style-name="P1"><text:tab/><text:tab/><text:tab/><text:tab/>| <text:s text:c="2"/><text:tab/> <text:s text:c="5"/><text:tab/>| <text:tab/>|<text:tab/><text:tab/>|</text:p>
            <text:p text:style-name="P1">... <text:s text:c="27"/><text:tab/>| <text:s text:c="3"/>R4 <text:tab/><text:tab/>| <text:s text:c="3"/><text:tab/>| <text:s text:c="7"/>R5 <text:s text:c="3"/><text:tab/>| </text:p>
            <text:p text:style-name="P1">... <text:s text:c="27"/><text:tab/>|__________<text:tab/>| <text:s text:c="3"/><text:tab/>|__________<text:tab/>|</text:p>
            <text:p text:style-name="P1"/>
            <text:p text:style-name="P1">... <text:s text:c="14"/><text:tab/><text:tab/>Testplan Goals:-</text:p>
            <text:p text:style-name="P1">... <text:s text:c="14"/><text:tab/><text:tab/>1. Configure IP addresses as per the topology.</text:p>
            <text:p text:style-name="P1">... <text:s text:c="14"/><text:tab/><text:tab/>2. Each Router should have a loopback0 interface.</text:p>
            <text:p text:style-name="P1">... <text:s text:c="14"/><text:tab/><text:tab/>3. Configure OSPF within AS2 to advertise the loopback0 interfaces.</text:p>
            <text:p text:style-name="P1">... <text:s text:c="17"/><text:tab/><text:tab/>Don't advertise or run OSPF on the links interconnecting AS1 and AS3.</text:p>
            <text:p text:style-name="P1">... <text:s text:c="14"/><text:tab/><text:tab/>4. Configure IBGP between R2 and R3. Source the BGP updates from the loopback0 interfaces.</text:p>
            <text:p text:style-name="P1">... <text:s text:c="14"/><text:tab/><text:tab/>5. Enable BGP synchronisation.</text:p>
            <text:p text:style-name="P1">... <text:s text:c="14"/><text:tab/><text:tab/>6. Configure EBGP between R2 and R4.</text:p>
            <text:p text:style-name="P1">... <text:s text:c="14"/><text:tab/><text:tab/>7. Configure EBGP between R3 and R5.</text:p>
            <text:p text:style-name="P1">... <text:s text:c="14"/><text:tab/><text:tab/>8. Advertise the loopback0 interfaces on R4 and R5.</text:p>
            <text:p text:style-name="P1">... <text:s text:c="14"/><text:tab/><text:tab/>9. Ensure AS1 and AS3 can communicate with each other without removing the BGP synchronisation command.</text:p>
            <text:p text:style-name="P1"/>
            <text:p text:style-name="P1">Resource <text:s text:c="9"/><text:span text:style-name="T4"><text:tab/></text:span><text:span text:style-name="T5">Resource.robot</text:span></text:p>
            <text:p text:style-name="P1"/>
            <text:p text:style-name="P1">Suite Setup <text:s text:c="6"/><text:tab/>Setup Actions</text:p>
            <text:p text:style-name="P1"/>
            <text:p text:style-name="P1">Suite Teardown <text:s text:c="6"/>Teardown Ac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6.6cm" svg:height="19.2cm" svg:x="0.6cm" svg:y="0.6cm">
          <draw:text-box>
            <text:p><text:span text:style-name="T1">*** Test Cases ***</text:span></text:p>
            <text:p><text:span text:style-name="T6"/></text:p>
            <text:p><text:span text:style-name="T7">Bring_up Phase</text:span></text:p>
            <text:p><text:s text:c="4"/></text:p>
            <text:p><text:tab/>Configure IP addresses as per the topology</text:p>
            <text:p><text:tab/> <text:s text:c="3"/><text:tab/>Configure ip address </text:p>
            <text:p><text:tab/> <text:s text:c="3"/><text:tab/>Set loopback interface</text:p>
            <text:p/>
            <text:p><text:s text:c="3"/></text:p>
            <text:p><text:s text:c="4"/><text:tab/>Configure OSPF within AS2 to advertise the connected networks</text:p>
            <text:p><text:tab/> <text:s text:c="3"/><text:tab/>Enable OSPF in devices present in AS2 and set the ospf neighbors</text:p>
            <text:p/>
            <text:p/>
            <text:p><text:s text:c="4"/><text:tab/>Configure IBGP and source the BGP updates from the loopback0 interfaces</text:p>
            <text:p><text:tab/> <text:s text:c="3"/><text:tab/>Enable BGP and advertise the updates from the loopback interface</text:p>
            <text:p/>
            <text:p/>
            <text:p><text:s text:c="4"/><text:tab/><text:tab/>Enable BGP Synchronisation</text:p>
            <text:p><text:tab/> <text:s text:c="3"/><text:tab/>Enable synchronisation between border routers</text:p>
            <text:p/>
            <text:p/>
            <text:p><text:s text:c="4"/><text:tab/>Configure EBGP </text:p>
            <text:p><text:tab/> <text:s text:c="3"/><text:tab/>Enable BGP and advertise networks connected outside the autonomous system</text:p>
            <text:p/>
            <text:p/>
            <text:p><text:s text:c="4"/><text:tab/>Advertise the loopback interface</text:p>
            <text:p><text:tab/> <text:s text:c="3"/><text:tab/>Advertise loopback interface on AS1 and AS3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66ffff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1pt 1pt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2:07:37.572364714</meta:creation-date>
    <dc:date>2017-01-03T13:17:22.637118952</dc:date>
    <meta:editing-duration>PT42M36S</meta:editing-duration>
    <meta:editing-cycles>8</meta:editing-cycles>
    <meta:generator>LibreOffice/5.1.4.2$Linux_X86_64 LibreOffice_project/10m0$Build-2</meta:generator>
    <meta:document-statistic meta:object-count="29"/>
  </office:meta>
</office:document-meta>
</file>